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ingSubscriber.onEvent( Objec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BuilderTest.testDoNotSendSubscriberException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BusBuilderTest.testInstallDefaultEventB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BusBuilderTest.testThrowSubscriber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BusBuilderTest.testEventInheri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BusBuilderTest.testDoNotSendNoSubscriber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SubscriberEventTracker.onEvent( NoSubscriber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rExceptionEventTracker.onEvent( SubscriberExcep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